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39cab8" officeooo:paragraph-rsid="0039cab8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b916" officeooo:paragraph-rsid="003cb916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39cab8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3d2ee" officeooo:paragraph-rsid="0039cab8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3d9214" officeooo:paragraph-rsid="003d921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418bd3" officeooo:paragraph-rsid="00418bd3" style:font-weight-asian="bold" style:font-weight-complex="bold"/>
    </style:style>
    <style:style style:name="P2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39cab8" officeooo:paragraph-rsid="0039cab8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39cab8" officeooo:paragraph-rsid="0039cab8" style:font-weight-asian="bold" style:font-weight-complex="bold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3693bd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3812e3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44de5d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7" style:family="text">
      <style:text-properties fo:color="#666666" fo:font-size="10pt" fo:letter-spacing="-0.004cm" fo:font-style="italic" officeooo:rsid="002bdbbc" style:font-size-asian="10pt" style:font-style-asian="italic" style:font-size-complex="10pt" style:font-style-complex="italic"/>
    </style:style>
    <style:style style:name="T8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666666" fo:font-size="10pt" fo:letter-spacing="-0.004cm" fo:font-style="italic" fo:font-weight="normal" officeooo:rsid="003cb916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666666" fo:font-size="10pt" fo:font-style="italic" fo:font-weight="normal" officeooo:rsid="002ea761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officeooo:rsid="0039cab8"/>
    </style:style>
    <style:style style:name="T15" style:family="text">
      <style:text-properties officeooo:rsid="003b9238"/>
    </style:style>
    <style:style style:name="T16" style:family="text">
      <style:text-properties officeooo:rsid="003c0e9c"/>
    </style:style>
    <style:style style:name="T17" style:family="text">
      <style:text-properties officeooo:rsid="003cb916"/>
    </style:style>
    <style:style style:name="T18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9"><text:span text:style-name="T1">2016/0</text:span><text:span text:style-name="T4">7</text:span><text:span text:style-name="T1">/</text:span><text:span text:style-name="T5">0</text:span><text:span text:style-name="T4">4</text:span><text:span text:style-name="T1"> – MONTAG</text:span></text:p>
            <text:p text:style-name="P2"/>
          </table:table-cell>
          <table:table-cell table:style-name="Table6.A2" office:value-type="string">
            <text:p text:style-name="P21"/>
            <text:p text:style-name="P23"><text:span text:style-name="T7">C</text:span><text:span text:style-name="T6">ISCO</text:span><text:span text:style-name="T8"> </text:span><text:span text:style-name="T10">c</text:span><text:span text:style-name="T8">hapter 3 begonnen.</text:span></text:p>
            <text:p text:style-name="P22">Wegen Migräne früher gegangen.</text:p>
            <text:p text:style-name="P24"/>
          </table:table-cell>
          <table:table-cell table:style-name="Table6.A2" office:value-type="string">
            <text:p text:style-name="P14"><text:span text:style-name="T14">0700 </text:span>– <text:span text:style-name="T15">134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3">
          <table:table-cell table:style-name="Table6.A2" office:value-type="string">
            <text:p text:style-name="P9"><text:span text:style-name="T1">2016/0</text:span><text:span text:style-name="T4">7</text:span><text:span text:style-name="T1">/</text:span><text:span text:style-name="T4">05</text:span><text:span text:style-name="T1"> – DIENSTAG</text:span></text:p>
          </table:table-cell>
          <table:table-cell table:style-name="Table6.B3" office:value-type="string">
            <text:p text:style-name="P11"/>
            <text:p text:style-name="P13">CISCO <text:span text:style-name="T18">chapter 3 weitergeführt.</text:span></text:p>
            <text:p text:style-name="P12"/>
          </table:table-cell>
          <table:table-cell table:style-name="Table6.A2" office:value-type="string">
            <text:p text:style-name="P14"><text:span text:style-name="T14">0800 </text:span>– <text:span text:style-name="T16">154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4">
          <table:table-cell table:style-name="Table6.A2" office:value-type="string">
            <text:p text:style-name="P9"><text:span text:style-name="T1">2016/0</text:span><text:span text:style-name="T4">7</text:span><text:span text:style-name="T1">/</text:span><text:span text:style-name="T4">06</text:span><text:span text:style-name="T1"> – MITTWOCH</text:span></text:p>
          </table:table-cell>
          <table:table-cell table:style-name="Table6.B4" office:value-type="string">
            <text:p text:style-name="P16"/>
            <text:p text:style-name="P16">URLAUB</text:p>
            <text:p text:style-name="P16"/>
          </table:table-cell>
          <table:table-cell table:style-name="Table6.A2" office:value-type="string">
            <text:p text:style-name="P14">/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5">
          <table:table-cell table:style-name="Table6.A2" office:value-type="string">
            <text:p text:style-name="P9"><text:span text:style-name="T1">2016/0</text:span><text:span text:style-name="T4">7</text:span><text:span text:style-name="T1">/</text:span><text:span text:style-name="T4">07</text:span><text:span text:style-name="T1"> – DONNERSTAG</text:span></text:p>
          </table:table-cell>
          <table:table-cell table:style-name="Table6.B5" office:value-type="string">
            <text:p text:style-name="P11"/>
            <text:p text:style-name="P19"><text:span text:style-name="T9">U</text:span><text:span text:style-name="T8">RLAUB</text:span></text:p>
            <text:p text:style-name="P18"/>
          </table:table-cell>
          <table:table-cell table:style-name="Table6.A2" office:value-type="string">
            <text:p text:style-name="P15">/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6">
          <table:table-cell table:style-name="Table6.A2" office:value-type="string">
            <text:p text:style-name="P9"><text:span text:style-name="T1">2016/0</text:span><text:span text:style-name="T3">7</text:span><text:span text:style-name="T1">/</text:span><text:span text:style-name="T3">0</text:span><text:span text:style-name="T4">8</text:span><text:span text:style-name="T1"> – FREITAG</text:span></text:p>
          </table:table-cell>
          <table:table-cell table:style-name="Table6.B6" office:value-type="string">
            <text:p text:style-name="P17"/>
            <text:p text:style-name="P20"><text:span text:style-name="T11">CISCO</text:span><text:span text:style-name="T12"> chapter 1 Final abgeschlossen.</text:span></text:p>
            <text:p text:style-name="P19"><text:span text:style-name="T12">Am </text:span><text:span text:style-name="T13">S</text:span><text:span text:style-name="T12">ommefest teilgenommen.</text:span></text:p>
            <text:p text:style-name="P17"/>
          </table:table-cell>
          <table:table-cell table:style-name="Table6.A2" office:value-type="string">
            <text:p text:style-name="P14"><text:span text:style-name="T14">0800 </text:span>– <text:span text:style-name="T17">1500</text:span></text:p>
          </table:table-cell>
          <table:table-cell table:style-name="Table6.D2" office:value-type="string">
            <text:p text:style-name="P4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8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5cm" style:rel-column-width="481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5cm" style:rel-column-width="2551*"/>
    </style:style>
    <style:style style:name="Table5.B" style:family="table-column">
      <style:table-column-properties style:column-width="7.997cm" style:rel-column-width="4534*"/>
    </style:style>
    <style:style style:name="Table5.C" style:family="table-column">
      <style:table-column-properties style:column-width="4.503cm" style:rel-column-width="25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3693b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7</text:span><text:span text:style-name="MT1">/</text:span><text:span text:style-name="MT2">04</text:span><text:span text:style-name="MT1"> – 2016/0</text:span><text:span text:style-name="MT3">7</text:span><text:span text:style-name="MT1">/</text:span><text:span text:style-name="MT3">0</text:span><text:span text:style-name="MT2">8</text:span></text:p>
            </table:table-cell>
            <table:covered-table-cell/>
            <table:table-cell table:style-name="Table1.C1" office:value-type="string">
              <text:p text:style-name="MP4"><text:span text:style-name="MT1">KW 2</text:span><text:span text:style-name="MT2">7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7-12T07:54:03.367602845</dc:date>
    <meta:editing-cycles>56</meta:editing-cycles>
    <dc:title>Header Schule</dc:title>
    <meta:editing-duration>PT1H57M36S</meta:editing-duration>
    <meta:generator>LibreOffice/5.1.4.2$Linux_X86_64 LibreOffice_project/10m0$Build-2</meta:generator>
    <meta:document-statistic meta:table-count="6" meta:image-count="0" meta:object-count="0" meta:page-count="1" meta:paragraph-count="34" meta:word-count="67" meta:character-count="524" meta:non-whitespace-character-count="482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